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aakar" fo:font-size="18pt" officeooo:rsid="00108a13" officeooo:paragraph-rsid="00108a13" style:font-size-asian="18pt" style:font-size-complex="18pt"/>
    </style:style>
    <style:style style:name="P2" style:family="paragraph" style:parent-style-name="Standard">
      <style:text-properties style:font-name="aakar" fo:font-size="18pt" officeooo:rsid="00108a13" officeooo:paragraph-rsid="00108a13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home/at02/PycharmProject/test/box/1_300.jpg,1498</text:p>
      <text:p text:style-name="P1">/home/at02/PycharmProject/test/box/2_300.jpg,1500</text:p>
      <text:p text:style-name="P1">/home/at02/PycharmProject/test/box/3_300.jpg,1490</text:p>
      <text:p text:style-name="P1">/home/at02/PycharmProject/test/box/4_300.jpg,1503</text:p>
      <text:p text:style-name="P1">/home/at02/PycharmProject/test/box/5_300.jpg,1955</text:p>
      <text:p text:style-name="P1">/home/at02/PycharmProject/test/box/6_300.jpg,1907</text:p>
      <text:p text:style-name="P1">/home/at02/PycharmProject/test/box/7_300.jpg,1937</text:p>
      <text:p text:style-name="P1">/home/at02/PycharmProject/test/box/8_300.jpg,1872</text:p>
      <text:p text:style-name="P1">/home/at02/PycharmProject/test/box/9_300.jpg,1894</text:p>
      <text:p text:style-name="P1">/home/at02/PycharmProject/test/box/10_300.jpg,1925</text:p>
      <text:p text:style-name="P1">/home/at02/PycharmProject/test/box/11_300.jpg,1925</text:p>
      <text:p text:style-name="P1">/home/at02/PycharmProject/test/box/12_300.jpg,1929</text:p>
      <text:p text:style-name="P1">/home/at02/PycharmProject/test/box/13_300.jpg,1931</text:p>
      <text:p text:style-name="P1">/home/at02/PycharmProject/test/box/14_300.jpg,1940</text:p>
      <text:p text:style-name="P1">/home/at02/PycharmProject/test/box/15_300.jpg,1961</text:p>
      <text:p text:style-name="P1">/home/at02/PycharmProject/test/box/16_300.jpg,1961</text:p>
      <text:p text:style-name="P1">/home/at02/PycharmProject/test/box/17_300.jpg,1806</text:p>
      <text:p text:style-name="P1">/home/at02/PycharmProject/test/box/18_300.jpg,1510</text:p>
      <text:p text:style-name="P1">/home/at02/PycharmProject/test/box/19_300.jpg,1907</text:p>
      <text:p text:style-name="P1">/home/at02/PycharmProject/test/box/20_300.jpg,1899</text:p>
      <text:p text:style-name="P1">/home/at02/PycharmProject/test/box/95_300.jpg,1953</text:p>
      <text:p text:style-name="P1">/home/at02/PycharmProject/test/box/96_300.jpg,1961</text:p>
      <text:p text:style-name="P1">/home/at02/PycharmProject/test/box/97_300.jpg,1964</text:p>
      <text:p text:style-name="P1">/home/at02/PycharmProject/test/box/98_300.jpg,1873</text:p>
      <text:p text:style-name="P1">/home/at02/PycharmProject/test/box/99_300.jpg,1887</text:p>
      <text:p text:style-name="P1">/home/at02/PycharmProject/test/box/100_300.jpg,1937</text:p>
      <text:p text:style-name="P1">/home/at02/PycharmProject/test/box/101_300.jpg,1893</text:p>
      <text:p text:style-name="P1">/home/at02/PycharmProject/test/box/102_300.jpg,1503</text:p>
      <text:p text:style-name="P1">/home/at02/PycharmProject/test/box/103_300.jpg,1888</text:p>
      <text:p text:style-name="P1">/home/at02/PycharmProject/test/box/104_300.jpg,1950</text:p>
      <text:p text:style-name="P1">/home/at02/PycharmProject/test/box/106_300.jpg,1937</text:p>
      <text:p text:style-name="P1"><text:soft-page-break/>/home/at02/PycharmProject/test/box/107_300.jpg,1938</text:p>
      <text:p text:style-name="P1">/home/at02/PycharmProject/test/box/108_300.jpg,1941</text:p>
      <text:p text:style-name="P1">/home/at02/PycharmProject/test/box/109_300.jpg,1937</text:p>
      <text:p text:style-name="P1">/home/at02/PycharmProject/test/box/110_300.jpg,1780</text:p>
      <text:p text:style-name="P1">/home/at02/PycharmProject/test/box/111_300.jpg,1881</text:p>
      <text:p text:style-name="P1">/home/at02/PycharmProject/test/box/112_300.jpg,1874</text:p>
      <text:p text:style-name="P1">/home/at02/PycharmProject/test/box/113_300.jpg,1897</text:p>
      <text:p text:style-name="P1">/home/at02/PycharmProject/test/box/114_300.jpg,1885</text:p>
      <text:p text:style-name="P1">/home/at02/PycharmProject/test/box/115_300.jpg,1890</text:p>
      <text:p text:style-name="P1">/home/at02/PycharmProject/test/box/116_300.jpg,1890</text:p>
      <text:p text:style-name="P1">/home/at02/PycharmProject/test/box/119_300.jpg,1882</text:p>
      <text:p text:style-name="P1">/home/at02/PycharmProject/test/box/128_300.jpg,1964</text:p>
      <text:p text:style-name="P1">/home/at02/PycharmProject/test/box/131_300.jpg,1985</text:p>
      <text:p text:style-name="P1">/home/at02/PycharmProject/test/box/133_300.jpg,1989</text:p>
      <text:p text:style-name="P1">/home/at02/PycharmProject/test/box/135_300.jpg,1984</text:p>
      <text:p text:style-name="P1">/home/at02/PycharmProject/test/box/136_300.jpg,1996</text:p>
      <text:p text:style-name="P1">/home/at02/PycharmProject/test/box/137_300.jpg,1988</text:p>
      <text:p text:style-name="P1">/home/at02/PycharmProject/test/box/138_300.jpg,1987</text:p>
      <text:p text:style-name="P1">/home/at02/PycharmProject/test/box/139_300.jpg,1955</text:p>
      <text:p text:style-name="P1">/home/at02/PycharmProject/test/box/140_300.jpg,2000</text:p>
      <text:p text:style-name="P1">/home/at02/PycharmProject/test/box/141_300.jpg,1992</text:p>
      <text:p text:style-name="P1">/home/at02/PycharmProject/test/box/142_300.jpg,1961</text:p>
      <text:p text:style-name="P1">/home/at02/PycharmProject/test/box/143_300.jpg,1990</text:p>
      <text:p text:style-name="P1">/home/at02/PycharmProject/test/box/144_300.jpg,1961</text:p>
      <text:p text:style-name="P1">/home/at02/PycharmProject/test/box/145_300.jpg,2002</text:p>
      <text:p text:style-name="P1">/home/at02/PycharmProject/test/box/146_300.jpg,2008</text:p>
      <text:p text:style-name="P1">/home/at02/PycharmProject/test/box/147_300.jpg,1965</text:p>
      <text:p text:style-name="P1">/home/at02/PycharmProject/test/box/148_300.jpg,1968</text:p>
      <text:p text:style-name="P1">/home/at02/PycharmProject/test/box/149_300.jpg,1968</text:p>
      <text:p text:style-name="P1">/home/at02/PycharmProject/test/box/150_300.jpg,2011</text:p>
      <text:p text:style-name="P1">/home/at02/PycharmProject/test/box/151_300.jpg,2005</text:p>
      <text:p text:style-name="P1"><text:soft-page-break/>/home/at02/PycharmProject/test/box/152_300.jpg,2006</text:p>
      <text:p text:style-name="P1">/home/at02/PycharmProject/test/box/153_300.jpg,1999</text:p>
      <text:p text:style-name="P1">/home/at02/PycharmProject/test/box/155_300.jpg,2007</text:p>
      <text:p text:style-name="P1">/home/at02/PycharmProject/test/box/162_300.jpg,2015</text:p>
      <text:p text:style-name="P1">/home/at02/PycharmProject/test/box/166_300.jpg,1990</text:p>
      <text:p text:style-name="P1">/home/at02/PycharmProject/test/box/167_300.jpg,1750</text:p>
      <text:p text:style-name="P1">/home/at02/PycharmProject/test/box/169_300.jpg,1750</text:p>
      <text:p text:style-name="P1">/home/at02/PycharmProject/test/box/170_300.jpg,1987</text:p>
      <text:p text:style-name="P1">/home/at02/PycharmProject/test/box/171_300.jpg,1998</text:p>
      <text:p text:style-name="P1">/home/at02/PycharmProject/test/box/172_300.jpg,1989</text:p>
      <text:p text:style-name="P1">/home/at02/PycharmProject/test/box/173_300.jpg,1876</text:p>
      <text:p text:style-name="P1">/home/at02/PycharmProject/test/box/174_300.jpg,1869</text:p>
      <text:p text:style-name="P1">/home/at02/PycharmProject/test/box/175_300.jpg,1890</text:p>
      <text:p text:style-name="P1">/home/at02/PycharmProject/test/box/176_300.jpg,1855</text:p>
      <text:p text:style-name="P1">/home/at02/PycharmProject/test/box/177_300.jpg,1872</text:p>
      <text:p text:style-name="P1">/home/at02/PycharmProject/test/box/180_300.jpg,1885</text:p>
      <text:p text:style-name="P1">/home/at02/PycharmProject/test/box/191_300.jpg,1888</text:p>
      <text:p text:style-name="P1">/home/at02/PycharmProject/test/box/197_300.jpg,18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akar" svg:font-family="aakar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2:30.066909717</meta:creation-date>
    <dc:date>2019-05-04T17:12:44.610873668</dc:date>
    <meta:editing-duration>PT26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80" meta:word-count="80" meta:character-count="4046" meta:non-whitespace-character-count="4046"/>
  </office:meta>
</office:document-meta>
</file>